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style:use-window-font-color="true" style:font-name="Times New Roman"/>
    </style:style>
    <style:style style:name="P2" style:family="paragraph" style:parent-style-name="Text_20_body">
      <style:paragraph-properties fo:text-align="center" style:justify-single-word="false"/>
      <style:text-properties fo:color="#006633" style:font-name="Times New Roman"/>
    </style:style>
    <style:style style:name="P3" style:family="paragraph" style:parent-style-name="Text_20_body">
      <style:text-properties style:font-name="Times New Roman" fo:font-style="italic" style:font-style-asian="italic" style:font-style-complex="italic"/>
    </style:style>
    <style:style style:name="P4" style:family="paragraph" style:parent-style-name="Text_20_body">
      <style:paragraph-properties fo:text-align="center" style:justify-single-word="false"/>
      <style:text-properties style:font-name="Times New Roman" fo:font-style="italic" style:font-style-asian="italic" style:font-style-complex="italic"/>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paragraph-properties fo:text-align="justify" style:justify-single-word="false" style:shadow="none"/>
      <style:text-properties style:font-name="Times New Roman"/>
    </style:style>
    <style:style style:name="P7" style:family="paragraph" style:parent-style-name="Text_20_body">
      <style:paragraph-properties fo:margin-top="0cm" fo:margin-bottom="0cm" loext:contextual-spacing="false" fo:text-align="center" style:justify-single-word="false"/>
      <style:text-properties fo:color="#006633" style:font-name="Times New Roman" officeooo:paragraph-rsid="000da747"/>
    </style:style>
    <style:style style:name="P8" style:family="paragraph" style:parent-style-name="Text_20_body">
      <style:paragraph-properties fo:text-align="center" style:justify-single-word="false" fo:padding="0.499cm" fo:border="0.06pt solid #007826" style:shadow="none"/>
      <style:text-properties fo:color="#006633" style:font-name="Times New Roman" fo:font-size="18pt" fo:font-weight="bold" style:font-name-asian="Droid Sans Fallback" style:font-size-asian="18pt" style:font-weight-asian="bold" style:font-name-complex="FreeSans" style:font-size-complex="18pt" style:font-weight-complex="bold"/>
    </style:style>
    <style:style style:name="P9" style:family="paragraph" style:parent-style-name="Text_20_body">
      <style:paragraph-properties fo:text-align="center" style:justify-single-word="false" fo:padding="0.499cm" fo:border="0.06pt solid #007826" style:shadow="none" style:join-border="true"/>
      <style:text-properties fo:color="#006633" style:font-name="Times New Roman" fo:font-size="18pt" fo:font-weight="bold" style:font-name-asian="Droid Sans Fallback" style:font-size-asian="18pt" style:font-weight-asian="bold" style:font-name-complex="FreeSans" style:font-size-complex="18pt" style:font-weight-complex="bold"/>
    </style:style>
    <style:style style:name="P10" style:family="paragraph" style:parent-style-name="Heading_20_2">
      <style:paragraph-properties fo:text-align="center" style:justify-single-word="false"/>
      <style:text-properties fo:color="#006633"/>
    </style:style>
    <style:style style:name="P11" style:family="paragraph" style:parent-style-name="Heading_20_2">
      <style:paragraph-properties fo:text-align="center" style:justify-single-word="false" style:shadow="none"/>
      <style:text-properties fo:color="#006633" style:font-name="Times New Roman"/>
    </style:style>
    <style:style style:name="T1" style:family="text">
      <style:text-properties fo:font-style="italic"/>
    </style:style>
    <style:style style:name="T2" style:family="text">
      <style:text-properties officeooo:rsid="000a0f46"/>
    </style:style>
    <style:style style:name="T3" style:family="text">
      <style:text-properties officeooo:rsid="000b9aaa"/>
    </style:style>
    <style:style style:name="T4" style:family="text">
      <style:text-properties fo:font-size="14pt" style:font-size-asian="12.25pt" style:font-size-complex="14pt"/>
    </style:style>
    <style:style style:name="T5" style:family="text">
      <style:text-properties officeooo:rsid="000da747"/>
    </style:style>
    <style:style style:name="T6" style:family="text">
      <style:text-properties officeooo:rsid="00103d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ULLIVER’S TRAVELS</text:p>
      <text:p text:style-name="P8">into several</text:p>
      <text:p text:style-name="P9">REMOTE NATIONS OF THE WORLD</text:p>
      <text:p text:style-name="P7">BY JONATHAN SWIFT, D.D.,</text:p>
      <text:p text:style-name="P7">dean of st. patrick’s, dublin.</text:p>
      <text:p text:style-name="P2">[<text:span text:style-name="T1">First published in</text:span> 1726–7.]</text:p>
      <text:h text:style-name="P11" text:outline-level="2">A LETTER FROM CAPTAIN GULLIVER TO HIS COUSIN SYMPSON.</text:h>
      <text:p text:style-name="P4">Written in the Year 1727.</text:p>
      <text:p text:style-name="P6">I hope you will be ready to own publicly, whenever you shall be called to it, that by your great and frequent urgency you prevailed on me to publish a very loose and uncorrect account of my travels, with directions to hire some young gentleman of either university to put them in order, and correct the style, as my cousin Dampier did, by my advice, in his book called “A Voyage round the world.” <text:span text:style-name="T6">[…]</text:span></text:p>
      <text:p text:style-name="P5">I have other complaints to make upon this vexatious occasion; but I forbear troubling myself or you any further.  I must freely confess, that since my last return, some corruptions of my <text:span text:style-name="T1">Yahoo</text:span> nature have revived in me by conversing with a few of your species, and particularly those of my own family, by an unavoidable necessity; else I should never have attempted so absurd a project as that of reforming the <text:span text:style-name="T1">Yahoo</text:span> race in this kingdom: But I have now done with all such visionary schemes for ever.</text:p>
      <text:p text:style-name="P3">April 2, 1727</text:p>
      <text:h text:style-name="P10" text:outline-level="2">PART I.  A VOYAGE TO LILLIPUT.</text:h>
      <text:h text:style-name="P1" text:outline-level="3">CHAPTER I.</text:h>
      <text:p text:style-name="P5">The author gives some account of himself and family.  His first inducements to travel. He is shipwrecked, and swims for his life. Gets safe on shore in the country of Lilliput; is made a prisoner, and carried up the country<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cm"/>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09:34:27.019173712</meta:creation-date>
    <dc:date>2016-06-22T10:13:55.797140653</dc:date>
    <meta:editing-duration>PT34M25S</meta:editing-duration>
    <meta:editing-cycles>8</meta:editing-cycles>
    <meta:generator>LibreOffice/4.3.3.2$Linux_X86_64 LibreOffice_project/430m0$Build-2</meta:generator>
    <meta:document-statistic meta:table-count="0" meta:image-count="0" meta:object-count="0" meta:page-count="1" meta:paragraph-count="14" meta:word-count="252" meta:character-count="1394" meta:non-whitespace-character-count="1154"/>
  </office:meta>
</office:document-meta>
</file>